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T3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Este es un primer texto</text:p>
      <text:p text:style-name="P2">Este es un segundo texto</text:p>
      <text:p text:style-name="Normal"><text:span text:style-name="T3">Esto es un tercer tex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ortigüela Valiente, Javier</meta:initial-creator>
    <dc:creator>Hortigüela Valiente, Javier</dc:creator>
    <meta:creation-date>2024-05-05T21:12:00Z</meta:creation-date>
    <dc:date>2024-05-05T21:30:00Z</dc:date>
    <meta:print-date>2024-05-05T21:14:00Z</meta:print-date>
    <meta:template xlink:href="Normal.dotm" xlink:type="simple"/>
    <meta:editing-cycles>1</meta:editing-cycles>
    <meta:editing-duration>PT1080S</meta:editing-duration>
    <meta:document-statistic meta:page-count="1" meta:paragraph-count="1" meta:word-count="10" meta:character-count="72" meta:row-count="1" meta:non-whitespace-character-count="63"/>
  </office:meta>
</office:document-meta>
</file>